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d24ab"/>
    </style:style>
    <style:style style:name="P2" style:family="paragraph" style:parent-style-name="Heading_20_4">
      <style:text-properties officeooo:paragraph-rsid="000d24ab"/>
    </style:style>
    <style:style style:name="P3" style:family="paragraph" style:parent-style-name="Heading_20_4">
      <style:text-properties officeooo:paragraph-rsid="000ed451"/>
    </style:style>
    <style:style style:name="P4" style:family="paragraph" style:parent-style-name="Preformatted_20_Text">
      <style:text-properties officeooo:paragraph-rsid="000d24ab"/>
    </style:style>
    <style:style style:name="P5" style:family="paragraph" style:parent-style-name="Standard">
      <style:text-properties officeooo:rsid="00092c8d" officeooo:paragraph-rsid="00092c8d"/>
    </style:style>
    <style:style style:name="P6" style:family="paragraph" style:parent-style-name="Standard">
      <style:text-properties officeooo:paragraph-rsid="00092c8d"/>
    </style:style>
    <style:style style:name="P7" style:family="paragraph" style:parent-style-name="Standard">
      <style:text-properties officeooo:paragraph-rsid="000a28b9"/>
    </style:style>
    <style:style style:name="P8" style:family="paragraph" style:parent-style-name="Standard">
      <style:text-properties officeooo:paragraph-rsid="000b4231"/>
    </style:style>
    <style:style style:name="P9" style:family="paragraph" style:parent-style-name="Standard">
      <style:text-properties officeooo:paragraph-rsid="000d24ab"/>
    </style:style>
    <style:style style:name="P10" style:family="paragraph" style:parent-style-name="Standard">
      <style:text-properties officeooo:paragraph-rsid="001171b9"/>
    </style:style>
    <style:style style:name="P11" style:family="paragraph" style:parent-style-name="Text_20_body">
      <style:text-properties officeooo:paragraph-rsid="000d24ab"/>
    </style:style>
    <style:style style:name="P12" style:family="paragraph" style:parent-style-name="Text_20_body">
      <style:text-properties officeooo:paragraph-rsid="0010c224"/>
    </style:style>
    <style:style style:name="T1" style:family="text">
      <style:text-properties fo:font-weight="bold"/>
    </style:style>
    <style:style style:name="T2" style:family="text">
      <style:text-properties fo:font-weight="bold" officeooo:rsid="00092c8d"/>
    </style:style>
    <style:style style:name="T3" style:family="text">
      <style:text-properties fo:font-weight="bold" officeooo:rsid="000a28b9"/>
    </style:style>
    <style:style style:name="T4" style:family="text">
      <style:text-properties fo:font-weight="bold" officeooo:rsid="000b4231"/>
    </style:style>
    <style:style style:name="T5" style:family="text">
      <style:text-properties fo:font-weight="bold" officeooo:rsid="000d24ab" style:font-weight-asian="bold" style:font-weight-complex="bold"/>
    </style:style>
    <style:style style:name="T6" style:family="text">
      <style:text-properties fo:font-weight="bold" officeooo:rsid="000d24ab"/>
    </style:style>
    <style:style style:name="T7" style:family="text">
      <style:text-properties fo:font-weight="bold" officeooo:rsid="001171b9"/>
    </style:style>
    <style:style style:name="T8" style:family="text">
      <style:text-properties officeooo:rsid="00092c8d"/>
    </style:style>
    <style:style style:name="T9" style:family="text">
      <style:text-properties officeooo:rsid="000a28b9"/>
    </style:style>
    <style:style style:name="T10" style:family="text">
      <style:text-properties officeooo:rsid="000b4231"/>
    </style:style>
    <style:style style:name="T11" style:family="text">
      <style:text-properties officeooo:rsid="000d24ab"/>
    </style:style>
    <style:style style:name="T12" style:family="text">
      <style:text-properties officeooo:rsid="000ed451"/>
    </style:style>
    <style:style style:name="T13" style:family="text">
      <style:text-properties officeooo:rsid="0010c224"/>
    </style:style>
    <style:style style:name="T14" style:family="text">
      <style:text-properties fo:language="es" fo:country="ES"/>
    </style:style>
    <style:style style:name="T15" style:family="text">
      <style:text-properties officeooo:rsid="001171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educacionadistancia.juntadeandalucia.es/centros/sevilla/mod/resource/view.php?id=94433" text:style-name="Internet_20_link" text:visited-style-name="Visited_20_Internet_20_Link"><text:span text:style-name="T1">introducción a las bases de datos</text:span></text:a></text:p>
      <text:p text:style-name="Standard"><text:span text:style-name="T1"/></text:p>
      <text:p text:style-name="Standard"><text:span text:style-name="T2">1º </text:span><text:span text:style-name="T1">Sistemas de almacenamiento.</text:span></text:p>
      <text:p text:style-name="Standard"><text:span text:style-name="T1"/></text:p>
      <text:p text:style-name="P5"><text:span text:style-name="T1">Hay que tener en cuenta la trayectoria historica en los sistemas de almacenamiento de información </text:span></text:p>
      <text:p text:style-name="P5"><text:span text:style-name="T1"/></text:p>
      <text:p text:style-name="P5"><text:span text:style-name="T1">Metodo Fisico (ficheros)</text:span></text:p>
      <text:p text:style-name="P5"><text:span text:style-name="T1"/></text:p>
      <text:p text:style-name="P5"><text:span text:style-name="T1">Sistema de ficheros </text:span></text:p>
      <text:p text:style-name="P6"><text:span text:style-name="T2"><text:tab/>-</text:span><text:bookmark text:name="hs_cos_wrapper_post_body"/><text:span text:style-name="Strong_20_Emphasis">Discos duros.</text:span><text:span text:style-name="T1"> </text:span><text:span text:style-name="T2">(</text:span><text:bookmark text:name="hs_cos_wrapper_post_body1"/><text:span text:style-name="T2">son dispositivos mecánicos que utilizan el magnetismo para grabar los datos.)</text:span></text:p>
      <text:p text:style-name="P6"><text:span text:style-name="T2"><text:tab/></text:span></text:p>
      <text:p text:style-name="P6"><text:span text:style-name="T2"><text:tab/>-</text:span><text:bookmark text:name="hs_cos_wrapper_post_body2"/><text:span text:style-name="Strong_20_Emphasis"><text:span text:style-name="T8">Discos de estado sólido.</text:span></text:span><text:span text:style-name="Strong_20_Emphasis"><text:span text:style-name="T2">(</text:span></text:span><text:bookmark text:name="hs_cos_wrapper_post_body3"/><text:span text:style-name="Strong_20_Emphasis"><text:span text:style-name="T2">almacenan la información en chips con memorias flash interconectadas Posible defecto se degradan con el borrado de datos)</text:span></text:span></text:p>
      <text:p text:style-name="P5"><text:span text:style-name="T1"/></text:p>
      <text:p text:style-name="P5"><text:span text:style-name="T1"/></text:p>
      <text:p text:style-name="P6"><text:span text:style-name="T2"><text:tab/>-</text:span><text:bookmark text:name="hs_cos_wrapper_post_body4"/><text:span text:style-name="Strong_20_Emphasis">Cintas magnéticas</text:span><text:span text:style-name="T1"> </text:span><text:span text:style-name="T3">(</text:span><text:bookmark text:name="hs_cos_wrapper_post_body5"/><text:span text:style-name="Strong_20_Emphasis"><text:span text:style-name="T9">graba los datos en pistas sobre una banda plástica que cuenta con material magnético</text:span></text:span><text:span text:style-name="Strong_20_Emphasis"><text:span text:style-name="T3">)</text:span></text:span></text:p>
      <text:p text:style-name="P5"><text:span text:style-name="T1"/></text:p>
      <text:p text:style-name="P7"><text:span text:style-name="T2"><text:tab/>-</text:span><text:bookmark text:name="hs_cos_wrapper_post_body6"/><text:span text:style-name="Strong_20_Emphasis">SAN</text:span><text:span text:style-name="Strong_20_Emphasis"><text:span text:style-name="T3">(</text:span></text:span><text:bookmark text:name="hs_cos_wrapper_post_body7"/><text:span text:style-name="Strong_20_Emphasis"><text:span text:style-name="T3">almacenamiento en la red donde múltiples dispositivos actúan como bloques de disco, permitiendo el almacenamiento y acceso a la información desde cualquier punto de la red.)</text:span></text:span></text:p>
      <text:p text:style-name="P7"><text:span text:style-name="Strong_20_Emphasis"><text:span text:style-name="T3"/></text:span></text:p>
      <text:p text:style-name="P7"><text:bookmark text:name="hs_cos_wrapper_post_body8"/><text:span text:style-name="Strong_20_Emphasis"><text:span text:style-name="T9"><text:tab/></text:span></text:span><text:span text:style-name="Strong_20_Emphasis"><text:span text:style-name="T3">-</text:span></text:span><text:span text:style-name="Strong_20_Emphasis"><text:span text:style-name="T9">NAS(</text:span></text:span><text:bookmark text:name="hs_cos_wrapper_post_body9"/><text:span text:style-name="Strong_20_Emphasis">Un servidor NAS cuenta con su propio hardware y sistema operativo que gestiona el acceso de usuarios y las operaciones con datos que pueden realizar en el mismo.</text:span><text:span text:style-name="Strong_20_Emphasis"><text:span text:style-name="T9">)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3"><text:tab/>-</text:span></text:span><text:bookmark text:name="hs_cos_wrapper_post_body10"/><text:span text:style-name="Strong_20_Emphasis"><text:span text:style-name="T9">Almacenamiento en la nube</text:span></text:span><text:span text:style-name="Strong_20_Emphasis"><text:span text:style-name="T3">  (</text:span></text:span><text:bookmark text:name="hs_cos_wrapper_post_body11"/><text:span text:style-name="Strong_20_Emphasis"><text:span text:style-name="T3">Se trata de contratar </text:span></text:span><text:bookmark text:name="hs_cos_wrapper_post_body12"/><text:span text:style-name="Strong_20_Emphasis"><text:span text:style-name="T3">servidores de un proveedor de almacenamiento en la nube) donde es posible almacenar toda la información y acceder a ella independientemente del sistema operativo, ubicación, hora o dispositivo que se utilice. )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>2º ¿Qué son las bases de datos?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3">Una base de datos es una recopilación organizada de información o datos estructurados, que normalmente se almacena de forma electrónica en un sistema informático. Normalmente, una base de datos está controlada por un </text:span></text:span><text:a xlink:type="simple" xlink:href="https://www.oracle.com/es/database/what-is-database/#WhatIsDBMS" text:style-name="Internet_20_link" text:visited-style-name="Visited_20_Internet_20_Link"><text:span text:style-name="Strong_20_Emphasis"><text:span text:style-name="T3">sistema de gestión de bases de datos (DBMS)</text:span></text:span></text:a><text:span text:style-name="Strong_20_Emphasis"><text:span text:style-name="T3">.</text:span></text:span></text:p>
      <text:p text:style-name="P7"><text:span text:style-name="Strong_20_Emphasis"><text:span text:style-name="T3"/></text:span></text:p>
      <text:p text:style-name="P7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><text:span text:style-name="T10">3º </text:span></text:span><text:span text:style-name="Strong_20_Emphasis">Evolución de las bases de datos</text:span></text:p>
      <text:p text:style-name="P8"><text:span text:style-name="Strong_20_Emphasis"/></text:p>
      <text:p text:style-name="P9"><text:span text:style-name="Strong_20_Emphasis"><text:span text:style-name="T11">1880 Creación de la maquina perforadora</text:span></text:span></text:p>
      <text:p text:style-name="P9"><text:span text:style-name="Strong_20_Emphasis"/></text:p>
      <text:p text:style-name="P9"><text:span text:style-name="Strong_20_Emphasis"><text:span text:style-name="T11">1950 Se inicia el uso de las cintas magneticas </text:span></text:span></text:p>
      <text:p text:style-name="P9"><text:span text:style-name="Strong_20_Emphasis"/></text:p>
      <text:p text:style-name="P9"><text:span text:style-name="Strong_20_Emphasis"><text:span text:style-name="T11">1960 Los discos duros reemplazaron a las cintas magneticas </text:span></text:span></text:p>
      <text:p text:style-name="P9"><text:span text:style-name="Strong_20_Emphasis"><text:span text:style-name="T11">Se crearon aplicaciones informaticas para contabilidad </text:span></text:span></text:p>
      <text:p text:style-name="P9"><text:span text:style-name="Strong_20_Emphasis"/></text:p>
      <text:p text:style-name="P9"><text:span text:style-name="Strong_20_Emphasis"><text:span text:style-name="T11">1965 Se inicia con el concepto de bases de datos </text:span></text:span></text:p>
      <text:p text:style-name="P9"><text:span text:style-name="Strong_20_Emphasis"><text:span text:style-name="T5">uso de</text:span></text:span><text:span text:style-name="Strong_20_Emphasis"><text:span text:style-name="T11"> grandes bases de datos interrelacionados </text:span></text:span></text:p>
      <text:p text:style-name="P9"><text:soft-page-break/><text:span text:style-name="Strong_20_Emphasis"/></text:p>
      <text:p text:style-name="P9"><text:span text:style-name="Strong_20_Emphasis"><text:span text:style-name="T11">1970 Bases de datos en red </text:span></text:span></text:p>
      <text:p text:style-name="P9"><text:span text:style-name="Strong_20_Emphasis"><text:span text:style-name="T11">Terminales conectadas a la red</text:span></text:span></text:p>
      <text:p text:style-name="P9"><text:span text:style-name="Strong_20_Emphasis"/></text:p>
      <text:p text:style-name="P9"><text:span text:style-name="Strong_20_Emphasis"><text:span text:style-name="T11">1990 Aparece software para bases de datos domesticas </text:span></text:span></text:p>
      <text:p text:style-name="P9"><text:span text:style-name="Strong_20_Emphasis"/></text:p>
      <text:p text:style-name="P8"><text:span text:style-name="Strong_20_Emphasis"/></text:p>
      <text:p text:style-name="P9"><text:span text:style-name="Strong_20_Emphasis"><text:span text:style-name="T6">4º </text:span></text:span><text:span text:style-name="Strong_20_Emphasis"><text:span text:style-name="T3">tipos de bases de datos</text:span></text:span></text:p>
      <text:p text:style-name="P9"><text:span text:style-name="Strong_20_Emphasis"><text:span text:style-name="T3"><text:tab/></text:span></text:span></text:p>
      <text:p text:style-name="P9"><text:span text:style-name="Strong_20_Emphasis"><text:span text:style-name="T9"><text:tab/></text:span></text:span><text:span text:style-name="Strong_20_Emphasis"><text:span text:style-name="T3"><text:tab/>-</text:span></text:span><text:span text:style-name="Strong_20_Emphasis"><text:span text:style-name="T9">Bases de datos relacionales</text:span></text:span><text:span text:style-name="Strong_20_Emphasis"><text:span text:style-name="T10">(</text:span></text:span><text:span text:style-name="Strong_20_Emphasis">se organizan como un conjunto de tablas con columnas y filas. <text:s/></text:span><text:span text:style-name="Strong_20_Emphasis"><text:span text:style-name="T3">proporciona la forma más eficiente y flexible de acceder a información estructurada.</text:span></text:span><text:span text:style-name="Strong_20_Emphasis"><text:span text:style-name="T4">)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><text:tab/><text:tab/>-</text:span></text:span><text:span text:style-name="Strong_20_Emphasis"><text:span text:style-name="T9">Bases de datos orientadas a objetos</text:span></text:span><text:span text:style-name="Strong_20_Emphasis"><text:span text:style-name="T10">(</text:span></text:span><text:span text:style-name="Strong_20_Emphasis">La información de una base de datos orientada a objetos se representa en forma de objetos</text:span><text:span text:style-name="Strong_20_Emphasis"><text:span text:style-name="T10">)</text:span></text:span></text:p>
      <text:p text:style-name="P9"><text:span text:style-name="Strong_20_Emphasis"/></text:p>
      <text:p text:style-name="P9"><text:span text:style-name="Strong_20_Emphasis"><text:tab/><text:tab/>-Bases de datos distribuidas</text:span><text:span text:style-name="Strong_20_Emphasis"><text:span text:style-name="T10">(</text:span></text:span><text:span text:style-name="Strong_20_Emphasis">onsta de dos o más archivos que se encuentran en sitios diferentes. </text:span><text:span text:style-name="Strong_20_Emphasis"><text:span text:style-name="T10">)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9"><text:span text:style-name="Strong_20_Emphasis"><text:span text:style-name="T3"><text:tab/><text:tab/>-</text:span></text:span><text:span text:style-name="Strong_20_Emphasis"><text:span text:style-name="T9">Almacenes de datos.</text:span></text:span><text:span text:style-name="Strong_20_Emphasis"><text:span text:style-name="T3"> </text:span></text:span><text:span text:style-name="Strong_20_Emphasis"><text:span text:style-name="T4">(</text:span></text:span><text:span text:style-name="Strong_20_Emphasis"><text:span text:style-name="T3">Un repositorio central de datos diseñado específicamente para consultas y análisis rápidos.</text:span></text:span><text:span text:style-name="Strong_20_Emphasis"><text:span text:style-name="T4">)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><text:tab/><text:tab/>-</text:span></text:span><text:span text:style-name="Strong_20_Emphasis"><text:span text:style-name="T9">Bases de datos </text:span></text:span><text:span text:style-name="Strong_20_Emphasis"><text:span text:style-name="T10">no relacional(</text:span></text:span><text:span text:style-name="Strong_20_Emphasis">permite almacenar y manipular datos no estructurados y semiestructurados </text:span><text:span text:style-name="Strong_20_Emphasis"><text:span text:style-name="T10">)</text:span></text:span></text:p>
      <text:p text:style-name="P9"><text:span text:style-name="Strong_20_Emphasis"/></text:p>
      <text:p text:style-name="P9"><text:span text:style-name="Strong_20_Emphasis"><text:tab/><text:tab/>-Bases de datos OLTP</text:span><text:span text:style-name="Strong_20_Emphasis"><text:span text:style-name="T10">(</text:span></text:span><text:span text:style-name="Strong_20_Emphasis">es una base de datos rápida y analítica diseñada para que muchos usuarios realicen un gran número de transacciones.</text:span><text:span text:style-name="Strong_20_Emphasis"><text:span text:style-name="T10">)</text:span></text:span></text:p>
      <text:p text:style-name="P9"><text:span text:style-name="Strong_20_Emphasis"/></text:p>
      <text:p text:style-name="P9"><text:span text:style-name="Strong_20_Emphasis"><text:span text:style-name="T10">etc…</text:span></text:span></text:p>
      <text:p text:style-name="P8"><text:span text:style-name="Strong_20_Emphasis"/></text:p>
      <text:p text:style-name="P9"><text:span text:style-name="Strong_20_Emphasis"><text:span text:style-name="T11">5º </text:span></text:span><text:span text:style-name="Strong_20_Emphasis">Ejemplos de Sistemas Gestores de </text:span><text:a xlink:type="simple" xlink:href="https://educacionadistancia.juntadeandalucia.es/centros/sevilla/mod/resource/view.php?id=94410" text:style-name="Internet_20_link" text:visited-style-name="Visited_20_Internet_20_Link"><text:span text:style-name="Strong_20_Emphasis">Base de datos</text:span></text:a><text:span text:style-name="Strong_20_Emphasis"> mas conocidos</text:span></text:p>
      <text:p text:style-name="P9"><text:span text:style-name="Strong_20_Emphasis"/></text:p>
      <text:h text:style-name="P2" text:outline-level="4"><text:span text:style-name="Strong_20_Emphasis">Oracle: Es de los más confiables sistemas de gestión de base de datos relacional, además del más usado.</text:span></text:h>
      <text:h text:style-name="P3" text:outline-level="4"><text:span text:style-name="Strong_20_Emphasis">SQL Server: base de datos relacional <text:s/>En competencia directa a Oracle, está SQL  Server de Microsoft. Los dos ocupan gran parte del mercado en el sector de base de datos.</text:span></text:h>
      <text:h text:style-name="P2" text:outline-level="4"><text:span text:style-name="Strong_20_Emphasis">MySQL: es de código abierto, gestiona las bases de datos relacionales</text:span></text:h>
      <text:h text:style-name="P2" text:outline-level="4"><text:span text:style-name="Strong_20_Emphasis">FireBird: De gran potencia y muy sencillo a la vez, este sistema de gestión de base de datos relacional SQL</text:span></text:h>
      <text:h text:style-name="P1" text:outline-level="3"><text:a xlink:type="simple" xlink:href="https://www.postgresql.org/" office:target-frame-name="_blank" xlink:show="new" text:style-name="Internet_20_link" text:visited-style-name="Visited_20_Internet_20_Link"><text:span text:style-name="Strong_20_Emphasis">PostgreSQL</text:span></text:a><text:span text:style-name="Strong_20_Emphasis">:está orientado a objetos</text:span></text:h>
      <text:p text:style-name="P11"><text:span text:style-name="Strong_20_Emphasis"/></text:p>
      <text:h text:style-name="P1" text:outline-level="3"><text:a xlink:type="simple" xlink:href="https://www.mongodb.com/es" office:target-frame-name="_blank" xlink:show="new" text:style-name="Internet_20_link" text:visited-style-name="Visited_20_Internet_20_Link"><text:span text:style-name="Strong_20_Emphasis">MongoDB</text:span></text:a></text:h>
      <text:p text:style-name="P11"><text:span text:style-name="Strong_20_Emphasis"><text:s/>no relacionales</text:span></text:p>
      <text:p text:style-name="P11"><text:soft-page-break/><text:span text:style-name="Strong_20_Emphasis"/></text:p>
      <text:p text:style-name="P12"><text:span text:style-name="Strong_20_Emphasis"><text:span text:style-name="T13">6º Mayores bases de datos del mundo</text:span></text:span></text:p>
      <text:p text:style-name="P11"><text:span text:style-name="Strong_20_Emphasis">World Data Centre for Climate (6.000 Tb)</text:span></text:p>
      <text:p text:style-name="P4"><text:bookmark text:name="tw-target-text"/><text:span text:style-name="Strong_20_Emphasis"><text:span text:style-name="T14">es un esfuerzo internacional para configurar archivos de datos específicos de dominio como servicios para la comunidad científica.</text:span></text:span></text:p>
      <text:p text:style-name="P4"><text:span text:style-name="Strong_20_Emphasis"><text:span text:style-name="T14"/></text:span></text:p>
      <text:p text:style-name="P11"><text:span text:style-name="Strong_20_Emphasis">National Energy Research Scientific Computing Center (2.800 Tb)</text:span></text:p>
      <text:p text:style-name="P4"><text:bookmark text:name="tw-target-text1"/><text:span text:style-name="Strong_20_Emphasis"><text:span text:style-name="T14">La misión </text:span></text:span><text:bookmark text:name="tw-target-text2"/><text:span text:style-name="Strong_20_Emphasis"><text:span text:style-name="T14">es acelerar el descubrimiento científico en la Oficina de Ciencias del DOE a través de la computación de alto rendimiento y el análisis de datos.</text:span></text:span></text:p>
      <text:p text:style-name="P4"><text:span text:style-name="Strong_20_Emphasis"><text:span text:style-name="T14"/></text:span></text:p>
      <text:p text:style-name="P11"><text:span text:style-name="Strong_20_Emphasis"/></text:p>
      <text:p text:style-name="P9"><text:span text:style-name="Strong_20_Emphasis">AT&amp;T (323 Tb)</text:span></text:p>
      <text:p text:style-name="P10"><text:span text:style-name="Strong_20_Emphasis"><text:span text:style-name="T15">Compañia de telecomunicaciones mas grande del mundo </text:span></text:span></text:p>
      <text:p text:style-name="P9"><text:span text:style-name="Strong_20_Emphasis"/></text:p>
      <text:p text:style-name="P8"><text:span text:style-name="Strong_20_Emphasis">Google (- Tb)<text:tab/><text:tab/></text:span></text:p>
      <text:p text:style-name="P7"><text:span text:style-name="Strong_20_Emphasis"><text:span text:style-name="T7">o</text:span></text:span><text:span text:style-name="Strong_20_Emphasis"><text:span text:style-name="T3">rganizar la información del mundo y hacerla universalmente accesible y útil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>Bibliografia</text:span></text:span></text:p>
      <text:p text:style-name="P7"><text:a xlink:type="simple" xlink:href="https://www.oracle.com/" text:style-name="Internet_20_link" text:visited-style-name="Visited_20_Internet_20_Link"><text:span text:style-name="Strong_20_Emphasis"><text:span text:style-name="T3">https://www.oracle.com</text:span></text:span></text:a></text:p>
      <text:p text:style-name="P7"><text:a xlink:type="simple" xlink:href="https://www.ambit-bst.com/" text:style-name="Internet_20_link" text:visited-style-name="Visited_20_Internet_20_Link"><text:span text:style-name="Strong_20_Emphasis"><text:span text:style-name="T3">https://www.ambit-bst.com</text:span></text:span></text:a></text:p>
      <text:p text:style-name="P7"><text:a xlink:type="simple" xlink:href="https://conocelahistoria.com/historia-de-la-base-de-datos/" text:style-name="Internet_20_link" text:visited-style-name="Visited_20_Internet_20_Link"><text:span text:style-name="Strong_20_Emphasis"><text:span text:style-name="T3">https://conocelahistoria.com/historia-de-la-base-de-datos/</text:span></text:span></text:a></text:p>
      <text:p text:style-name="P7"><text:span text:style-name="Strong_20_Emphasis"><text:span text:style-name="T3">https://revistadigital.inesem.es/informatica-y-tics/los-gestores-de-bases-de-datos-mas-usados/</text:span></text:span></text:p>
      <text:p text:style-name="P7"><text:span text:style-name="Strong_20_Emphasis"><text:span text:style-name="T3">https://www.sinnexus.com/blog/bases_datos_top.aspx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3:06:46.078888446</meta:creation-date>
    <dc:date>2021-09-22T14:18:54.578358473</dc:date>
    <meta:editing-duration>PT9M1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3" meta:paragraph-count="56" meta:word-count="611" meta:character-count="4106" meta:non-whitespace-character-count="3512"/>
  </office:meta>
</office:document-meta>
</file>